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Lato" fo:font-size="10pt" fo:font-weight="bold" officeooo:rsid="00014714" officeooo:paragraph-rsid="00014714"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Lato" fo:font-size="10pt" fo:font-weight="bold" officeooo:rsid="003f7dd1" officeooo:paragraph-rsid="003f7dd1"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Lato" fo:font-size="10pt" fo:font-weight="bold" officeooo:rsid="00404c45" officeooo:paragraph-rsid="00404c4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Lato" fo:font-size="10pt" fo:font-weight="bold" officeooo:rsid="00404c45" officeooo:paragraph-rsid="005262e3"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Lato" fo:font-size="10pt" fo:font-weight="bold" officeooo:rsid="0044b1b1" officeooo:paragraph-rsid="0044b1b1"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Lato" fo:font-size="10pt" fo:font-weight="bold" officeooo:rsid="00502b79" officeooo:paragraph-rsid="00562783"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Lato" fo:font-size="10pt" fo:font-weight="normal" officeooo:rsid="00400d05" officeooo:paragraph-rsid="00400d05"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Lato" fo:font-size="10pt" fo:font-weight="normal" officeooo:rsid="00400d05" officeooo:paragraph-rsid="0084c794"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Lato" fo:font-size="10pt" fo:font-weight="normal" officeooo:rsid="004223bd" officeooo:paragraph-rsid="004223bd"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Lato" fo:font-size="10pt" fo:font-weight="normal" officeooo:rsid="004223bd" officeooo:paragraph-rsid="00864b25"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Lato" fo:font-size="10pt" fo:font-weight="normal" officeooo:rsid="0044b1b1" officeooo:paragraph-rsid="0044f6b5"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Lato" fo:font-size="10pt" fo:font-weight="normal" officeooo:rsid="00404c45" officeooo:paragraph-rsid="00404c45"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Lato" fo:font-size="10pt" fo:font-weight="normal" officeooo:rsid="004918cc" officeooo:paragraph-rsid="004918c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Lato" fo:font-size="10pt" fo:font-weight="normal" officeooo:rsid="004918cc" officeooo:paragraph-rsid="004c47e4"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Lato" fo:font-size="10pt" fo:font-weight="normal" officeooo:rsid="00014714" officeooo:paragraph-rsid="00014714"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Lato" fo:font-size="10pt" fo:font-weight="normal" officeooo:rsid="00014714" officeooo:paragraph-rsid="005de3ea"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Lato" fo:font-size="10pt" fo:font-weight="normal" officeooo:rsid="00014714" officeooo:paragraph-rsid="0065ee21"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Lato" fo:font-size="10pt" fo:font-weight="normal" officeooo:rsid="00014714" officeooo:paragraph-rsid="005efa00"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Lato" fo:font-size="10pt" fo:font-weight="normal" officeooo:rsid="00014714" officeooo:paragraph-rsid="0090cee6"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Lato" fo:font-size="10pt" fo:font-weight="normal" officeooo:rsid="00014714" officeooo:paragraph-rsid="0094e156"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Lato" fo:font-size="10pt" fo:font-weight="normal" officeooo:rsid="005362fe" officeooo:paragraph-rsid="005362fe"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Lato" fo:font-size="10pt" fo:font-weight="normal" officeooo:rsid="003f7dd1" officeooo:paragraph-rsid="00562783"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Lato" fo:font-size="10pt" fo:font-weight="normal" officeooo:rsid="003f7dd1" officeooo:paragraph-rsid="0057de12"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Lato" fo:font-size="10pt" fo:font-weight="normal" officeooo:rsid="005e8b7c" officeooo:paragraph-rsid="005e8b7c"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Lato" fo:font-size="10pt" officeooo:rsid="00014714" officeooo:paragraph-rsid="00562783" style:font-size-asian="10pt" style:font-size-complex="10pt"/>
    </style:style>
    <style:style style:name="T1" style:family="text">
      <style:text-properties officeooo:rsid="0081a1b8"/>
    </style:style>
    <style:style style:name="T2" style:family="text">
      <style:text-properties fo:font-weight="bold" style:font-weight-asian="bold" style:font-weight-complex="bold"/>
    </style:style>
    <style:style style:name="T3" style:family="text">
      <style:text-properties fo:font-weight="bold" officeooo:rsid="00502b79" style:font-weight-asian="bold" style:font-weight-complex="bold"/>
    </style:style>
    <style:style style:name="T4" style:family="text">
      <style:text-properties fo:font-weight="bold" officeooo:rsid="0051cef0" style:font-weight-asian="bold" style:font-weight-complex="bold"/>
    </style:style>
    <style:style style:name="T5" style:family="text">
      <style:text-properties fo:font-weight="bold" officeooo:rsid="00562783" style:font-weight-asian="bold" style:font-weight-complex="bold"/>
    </style:style>
    <style:style style:name="T6" style:family="text">
      <style:text-properties fo:font-weight="bold" officeooo:rsid="0057de12" style:font-weight-asian="bold" style:font-weight-complex="bold"/>
    </style:style>
    <style:style style:name="T7" style:family="text">
      <style:text-properties officeooo:rsid="00400d05"/>
    </style:style>
    <style:style style:name="T8" style:family="text">
      <style:text-properties officeooo:rsid="0044b1b1"/>
    </style:style>
    <style:style style:name="T9" style:family="text">
      <style:text-properties officeooo:rsid="004af7db"/>
    </style:style>
    <style:style style:name="T10" style:family="text">
      <style:text-properties officeooo:rsid="004d3f93"/>
    </style:style>
    <style:style style:name="T11" style:family="text">
      <style:text-properties officeooo:rsid="00546b3f"/>
    </style:style>
    <style:style style:name="T12" style:family="text">
      <style:text-properties officeooo:rsid="00551422"/>
    </style:style>
    <style:style style:name="T13" style:family="text">
      <style:text-properties officeooo:rsid="005efa00"/>
    </style:style>
    <style:style style:name="T14" style:family="text">
      <style:text-properties officeooo:rsid="00615807"/>
    </style:style>
    <style:style style:name="T15" style:family="text">
      <style:text-properties officeooo:rsid="0062c3e9"/>
    </style:style>
    <style:style style:name="T16" style:family="text">
      <style:text-properties officeooo:rsid="0063e404"/>
    </style:style>
    <style:style style:name="T17" style:family="text">
      <style:text-properties officeooo:rsid="0065ee21"/>
    </style:style>
    <style:style style:name="T18" style:family="text">
      <style:text-properties officeooo:rsid="006ded4c"/>
    </style:style>
    <style:style style:name="T19" style:family="text">
      <style:text-properties officeooo:rsid="0072f092"/>
    </style:style>
    <style:style style:name="T20" style:family="text">
      <style:text-properties officeooo:rsid="0075276b"/>
    </style:style>
    <style:style style:name="T21" style:family="text">
      <style:text-properties officeooo:rsid="0084c794"/>
    </style:style>
    <style:style style:name="T22" style:family="text">
      <style:text-properties officeooo:rsid="00864b25"/>
    </style:style>
    <style:style style:name="T23" style:family="text">
      <style:text-properties officeooo:rsid="008ae5ad"/>
    </style:style>
    <style:style style:name="T24" style:family="text">
      <style:text-properties officeooo:rsid="008bfbfe"/>
    </style:style>
    <style:style style:name="T25" style:family="text">
      <style:text-properties officeooo:rsid="008e8f0a"/>
    </style:style>
    <style:style style:name="T26" style:family="text">
      <style:text-properties officeooo:rsid="009116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p text:style-name="P3">a)</text:p>
      <text:p text:style-name="P8">TelefonNr: <text:span text:style-name="T21">D = {</text:span>033 854 12 12, 033 854 12 14, <text:span text:style-name="T14">Null}</text:span></text:p>
      <text:p text:style-name="P9">Talort: <text:span text:style-name="T21">D = { </text:span>Gridenwald, Wengen, <text:span text:style-name="T14">Null}</text:span></text:p>
      <text:p text:style-name="P9">Skigebiet: <text:span text:style-name="T21">D = { </text:span>First, Kl. Scheidegg, <text:span text:style-name="T14">Null}</text:span></text:p>
      <text:p text:style-name="P9">Lift: <text:span text:style-name="T21">D = { </text:span>Oberjoch, Oberjäger, Fallboden, <text:span text:style-name="T14">Null}</text:span></text:p>
      <text:p text:style-name="P9">Kapazität: <text:span text:style-name="T21">D = { </text:span>2500, 2000, 3000, <text:span text:style-name="T14">Null}</text:span></text:p>
      <text:p text:style-name="P8"/>
      <text:p text:style-name="P4">b)</text:p>
      <text:p text:style-name="P11">(<text:span text:style-name="T7">TelefonNr: String</text:span> ∪ <text:span text:style-name="T22">Null</text:span>, <text:span text:style-name="T7">Talort: </text:span>text ∪ <text:span text:style-name="T22">Null</text:span>, <text:span text:style-name="T7">Skigebiet: </text:span>text ∪ <text:span text:style-name="T22">Null</text:span>, <text:span text:style-name="T7">Lift: </text:span>text ∪ <text:span text:style-name="T22">Null</text:span>, <text:span text:style-name="T7">Kapazität: </text:span>integer ∪ <text:span text:style-name="T22">Null </text:span>)</text:p>
      <text:p text:style-name="P10"/>
      <text:p text:style-name="P6">c)</text:p>
      <text:p text:style-name="P12">R ⊆ {(<text:span text:style-name="T7">TelefonNr, Talort, Skigebiet, Lift, Kapazität</text:span>) | <text:span text:style-name="T7">TelefonNr ∈ integer, Talort ∈ text, Skigebiet ∈ text, Lift ∈ text, Kapazität ∈ integer</text:span> } <text:span text:style-name="T20">⟹ </text:span></text:p>
      <text:p text:style-name="P12">{(033 854 12 12, Grindelwald, First, Oberjoch, 2500), (033 854 12 12, Grindelwald, First, Oberläger, 2000), (033 854 12 12, Grindelwald, Kl. Scheidegg, Fallboden, 3000), (033 854 12 14, Wengen, Kl. Scheidegg, Fallboden, 3000)}</text:p>
      <text:p text:style-name="P13"/>
      <text:p text:style-name="P26"><text:span text:style-name="T4">2</text:span><text:span text:style-name="T2">) </text:span></text:p>
      <text:p text:style-name="P7">a)</text:p>
      <text:p text:style-name="P14">minimale: <text:span text:style-name="T10">(TelefonNr, Lift), (TelefonNr, Kapazität), (Talort, Lift), (Talort, Kapazität)</text:span></text:p>
      <text:p text:style-name="P15"><text:span text:style-name="T9">2 </text:span>nichtminimale: <text:span text:style-name="T8">(TelefonNr, Talort, Skigebiet, Lift, Kapazität) , (Talort, Skigebiet, Lift, Kapazität) </text:span></text:p>
      <text:p text:style-name="P16"/>
      <text:p text:style-name="P5">b)</text:p>
      <text:p text:style-name="P22">Eine Betre<text:span text:style-name="T12">i</text:span>berId, da <text:span text:style-name="T11">es bei den Schlüsselkandidaten in a) beim Hinzufügen neuer Betreiber vorkommen kann, dass der gewählte Schlüssel seine Einzigartigkeit verliert.</text:span></text:p>
      <text:p text:style-name="P22"/>
      <text:p text:style-name="P26"><text:span text:style-name="T5">3</text:span><text:span text:style-name="T2">) </text:span></text:p>
      <text:p text:style-name="P17">S := (<text:span text:style-name="T7">TelefonNr, Talort, Skigebiet, Lift, Kapazität</text:span>)<text:span text:style-name="T2"> </text:span></text:p>
      <text:p text:style-name="P23"><text:span text:style-name="T2">a</text:span><text:span text:style-name="T3">)</text:span></text:p>
      <text:p text:style-name="P25">Not Null Constraint auf S durch Attribut <text:s/><text:span text:style-name="T7">TelefonNr.</text:span></text:p>
      <text:p text:style-name="P18">∀s∈ R : <text:span text:style-name="T17">(</text:span>s[<text:span text:style-name="T7">TelefonNr</text:span>] <text:span text:style-name="T23">is not Null</text:span>)</text:p>
      <text:p text:style-name="P18"/>
      <text:p text:style-name="P24"><text:span text:style-name="T6">b</text:span><text:span text:style-name="T3">)</text:span></text:p>
      <text:p text:style-name="P21">∀s∈ <text:span text:style-name="T25">Liftbetreiber</text:span> : (<text:span text:style-name="T16">1000</text:span> ≤ s[<text:span text:style-name="T19">Kapazität</text:span>] ≤ 5000)</text:p>
      <text:p text:style-name="P16"/>
      <text:p text:style-name="P24"><text:span text:style-name="T6">c</text:span><text:span text:style-name="T3">)</text:span></text:p>
      <text:p text:style-name="P21">∀s, t ∈ <text:span text:style-name="T25">Liftbetreiber</text:span> : (s[<text:span text:style-name="T15">Talort</text:span>]=t[<text:span text:style-name="T15">Talort</text:span>] ⇒ s[<text:span text:style-name="T7">TelefonNr</text:span>]=t[<text:span text:style-name="T7">TelefonNr</text:span>])</text:p>
      <text:p text:style-name="P16"/>
      <text:p text:style-name="P24"><text:span text:style-name="T6">d</text:span><text:span text:style-name="T3">)</text:span></text:p>
      <text:p text:style-name="P19">S mit einem <text:span text:style-name="T13">U</text:span>nique Constraint U := (<text:span text:style-name="T13">Talort</text:span>, <text:span text:style-name="T13">Lift</text:span>)</text:p>
      <text:p text:style-name="P20">∀s, t ∈ <text:span text:style-name="T25">Liftbetreiber</text:span> : <text:span text:style-name="T26">(</text:span>s[ <text:span text:style-name="T18">(Talort, Lift)</text:span> ] = t[ <text:span text:style-name="T18">(Talort , Lift)</text:span> ] ⇒ s <text:span text:style-name="T24">= </text:span>t<text:span text:style-name="T26">)</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erly" svg:font-family="Bookerly" style:font-pitch="variable"/>
    <style:font-face style:name="Lato" svg:font-family="Lato" style:font-pitch="variable"/>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text-properties style:font-name="Roboto Slab" fo:font-size="12pt" fo:font-weight="bold" officeooo:rsid="0000e83e" officeooo:paragraph-rsid="00014714" style:font-size-asian="12pt" style:font-weight-asian="bold" style:font-size-complex="12pt" style:font-weight-complex="bold"/>
    </style:style>
    <style:style style:name="MT1" style:family="text">
      <style:text-properties officeooo:rsid="0081a1b8"/>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Datenbanken – <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ula </meta:initial-creator>
    <meta:creation-date>2019-02-21T17:45:00.715268942</meta:creation-date>
    <meta:generator>LibreOffice/6.2.4.2$Linux_X86_64 LibreOffice_project/20$Build-2</meta:generator>
    <dc:date>2019-06-10T16:38:09.413994729</dc:date>
    <dc:creator>merula </dc:creator>
    <meta:editing-duration>PT2H15M47S</meta:editing-duration>
    <meta:editing-cycles>107</meta:editing-cycles>
    <meta:document-statistic meta:table-count="0" meta:image-count="0" meta:object-count="0" meta:page-count="1" meta:paragraph-count="31" meta:word-count="246" meta:character-count="1497" meta:non-whitespace-character-count="1274"/>
  </office:meta>
</office:document-meta>
</file>